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_2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eft_test</text:p>
          </table:table-cell>
          <table:table-cell office:value-type="float" office:value="59.41" calcext:value-type="float">
            <text:p>59.41</text:p>
          </table:table-cell>
          <table:table-cell office:value-type="float" office:value="2996.92" calcext:value-type="float">
            <text:p>2996.92</text:p>
          </table:table-cell>
          <table:table-cell office:value-type="float" office:value="310.99" calcext:value-type="float">
            <text:p>310.99</text:p>
          </table:table-cell>
          <table:table-cell office:value-type="float" office:value="2685.93" calcext:value-type="float">
            <text:p>2685.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712.64</text:p>
          </table:table-cell>
          <table:table-cell office:value-type="float" office:value="331.68" calcext:value-type="float">
            <text:p>331.68</text:p>
          </table:table-cell>
          <table:table-cell office:value-type="float" office:value="3380.97" calcext:value-type="float">
            <text:p>3380.97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521.95</text:p>
          </table:table-cell>
          <table:table-cell office:value-type="float" office:value="886.38" calcext:value-type="float">
            <text:p>886.38</text:p>
          </table:table-cell>
          <table:table-cell office:value-type="float" office:value="635.56" calcext:value-type="float">
            <text:p>635.56</text:p>
          </table:table-cell>
          <table:table-cell office:value-type="float" office:value="102" calcext:value-type="float">
            <text:p>102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880.97" calcext:value-type="float">
            <text:p>880.97</text:p>
          </table:table-cell>
          <table:table-cell office:value-type="float" office:value="632.03" calcext:value-type="float">
            <text:p>632.03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green_energy</text:p>
          </table:table-cell>
          <table:table-cell office:value-type="float" office:value="60.76" calcext:value-type="float">
            <text:p>60.76</text:p>
          </table:table-cell>
          <table:table-cell office:value-type="float" office:value="4056.08" calcext:value-type="float">
            <text:p>4056.08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91.62" calcext:value-type="float">
            <text:p>3691.62</text:p>
          </table:table-cell>
          <table:table-cell office:value-type="float" office:value="140.66" calcext:value-type="float">
            <text:p>140.66</text:p>
          </table:table-cell>
          <table:table-cell office:value-type="float" office:value="1579.49" calcext:value-type="float">
            <text:p>1579.49</text:p>
          </table:table-cell>
          <table:table-cell office:value-type="float" office:value="1450.35" calcext:value-type="float">
            <text:p>1450.35</text:p>
          </table:table-cell>
          <table:table-cell office:value-type="float" office:value="129.14" calcext:value-type="float">
            <text:p>129.14</text:p>
          </table:table-cell>
          <table:table-cell office:value-type="float" office:value="140.7" calcext:value-type="float">
            <text:p>140.7</text:p>
          </table:table-cell>
          <table:table-cell office:value-type="float" office:value="1572.18" calcext:value-type="float">
            <text:p>1572.18</text:p>
          </table:table-cell>
          <table:table-cell office:value-type="float" office:value="1449.8" calcext:value-type="float">
            <text:p>1449.8</text:p>
          </table:table-cell>
          <table:table-cell office:value-type="float" office:value="122.38" calcext:value-type="float">
            <text:p>122.38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heft_test</text:p>
          </table:table-cell>
          <table:table-cell office:value-type="float" office:value="192.98" calcext:value-type="float">
            <text:p>192.98</text:p>
          </table:table-cell>
          <table:table-cell office:value-type="float" office:value="14334.77" calcext:value-type="float">
            <text:p>14334.77</text:p>
          </table:table-cell>
          <table:table-cell office:value-type="float" office:value="2041.51" calcext:value-type="float">
            <text:p>2041.51</text:p>
          </table:table-cell>
          <table:table-cell office:value-type="float" office:value="12293.27" calcext:value-type="float">
            <text:p>12293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070.4" calcext:value-type="float">
            <text:p>20070.4</text:p>
          </table:table-cell>
          <table:table-cell office:value-type="float" office:value="2454.8" calcext:value-type="float">
            <text:p>2454.8</text:p>
          </table:table-cell>
          <table:table-cell office:value-type="float" office:value="17615.6" calcext:value-type="float">
            <text:p>17615.6</text:p>
          </table:table-cell>
          <table:table-cell office:value-type="float" office:value="316.95" calcext:value-type="float">
            <text:p>316.95</text:p>
          </table:table-cell>
          <table:table-cell office:value-type="float" office:value="9421.68" calcext:value-type="float">
            <text:p>9421.68</text:p>
          </table:table-cell>
          <table:table-cell office:value-type="float" office:value="3513.03" calcext:value-type="float">
            <text:p>3513.03</text:p>
          </table:table-cell>
          <table:table-cell office:value-type="float" office:value="5908.65" calcext:value-type="float">
            <text:p>5908.65</text:p>
          </table:table-cell>
          <table:table-cell office:value-type="float" office:value="317.57" calcext:value-type="float">
            <text:p>317.57</text:p>
          </table:table-cell>
          <table:table-cell office:value-type="float" office:value="9389.55" calcext:value-type="float">
            <text:p>9389.55</text:p>
          </table:table-cell>
          <table:table-cell office:value-type="float" office:value="3507.3" calcext:value-type="float">
            <text:p>3507.3</text:p>
          </table:table-cell>
          <table:table-cell office:value-type="float" office:value="5882.25" calcext:value-type="float">
            <text:p>5882.25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green_energy</text:p>
          </table:table-cell>
          <table:table-cell office:value-type="float" office:value="194.02" calcext:value-type="float">
            <text:p>194.02</text:p>
          </table:table-cell>
          <table:table-cell office:value-type="float" office:value="20310.02" calcext:value-type="float">
            <text:p>20310.02</text:p>
          </table:table-cell>
          <table:table-cell office:value-type="float" office:value="2527.26" calcext:value-type="float">
            <text:p>2527.26</text:p>
          </table:table-cell>
          <table:table-cell office:value-type="float" office:value="17782.76" calcext:value-type="float">
            <text:p>17782.76</text:p>
          </table:table-cell>
          <table:table-cell office:value-type="float" office:value="196.95" calcext:value-type="float">
            <text:p>196.95</text:p>
          </table:table-cell>
          <table:table-cell office:value-type="float" office:value="20145.92" calcext:value-type="float">
            <text:p>20145.92</text:p>
          </table:table-cell>
          <table:table-cell office:value-type="float" office:value="2537.02" calcext:value-type="float">
            <text:p>2537.02</text:p>
          </table:table-cell>
          <table:table-cell office:value-type="float" office:value="17608.9" calcext:value-type="float">
            <text:p>17608.9</text:p>
          </table:table-cell>
          <table:table-cell office:value-type="float" office:value="590.99" calcext:value-type="float">
            <text:p>590.99</text:p>
          </table:table-cell>
          <table:table-cell office:value-type="float" office:value="9765.21" calcext:value-type="float">
            <text:p>9765.21</text:p>
          </table:table-cell>
          <table:table-cell office:value-type="float" office:value="8403.46" calcext:value-type="float">
            <text:p>8403.46</text:p>
          </table:table-cell>
          <table:table-cell office:value-type="float" office:value="1361.75" calcext:value-type="float">
            <text:p>1361.75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heft_test</text:p>
          </table:table-cell>
          <table:table-cell office:value-type="float" office:value="194" calcext:value-type="float">
            <text:p>194</text:p>
          </table:table-cell>
          <table:table-cell office:value-type="float" office:value="14350.51" calcext:value-type="float">
            <text:p>14350.51</text:p>
          </table:table-cell>
          <table:table-cell office:value-type="float" office:value="1985.84" calcext:value-type="float">
            <text:p>1985.84</text:p>
          </table:table-cell>
          <table:table-cell office:value-type="float" office:value="12364.67" calcext:value-type="float">
            <text:p>1236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4.42" calcext:value-type="float">
            <text:p>194.42</text:p>
          </table:table-cell>
          <table:table-cell office:value-type="float" office:value="19306.94" calcext:value-type="float">
            <text:p>19306.94</text:p>
          </table:table-cell>
          <table:table-cell office:value-type="float" office:value="2249.72" calcext:value-type="float">
            <text:p>2249.72</text:p>
          </table:table-cell>
          <table:table-cell office:value-type="float" office:value="17057.22" calcext:value-type="float">
            <text:p>17057.22</text:p>
          </table:table-cell>
          <table:table-cell office:value-type="float" office:value="324.5" calcext:value-type="float">
            <text:p>324.5</text:p>
          </table:table-cell>
          <table:table-cell office:value-type="float" office:value="9151.51" calcext:value-type="float">
            <text:p>9151.51</text:p>
          </table:table-cell>
          <table:table-cell office:value-type="float" office:value="3664.24" calcext:value-type="float">
            <text:p>3664.24</text:p>
          </table:table-cell>
          <table:table-cell office:value-type="float" office:value="5487.27" calcext:value-type="float">
            <text:p>5487.27</text:p>
          </table:table-cell>
          <table:table-cell office:value-type="float" office:value="325.11" calcext:value-type="float">
            <text:p>325.11</text:p>
          </table:table-cell>
          <table:table-cell office:value-type="float" office:value="9134.09" calcext:value-type="float">
            <text:p>9134.09</text:p>
          </table:table-cell>
          <table:table-cell office:value-type="float" office:value="3664.77" calcext:value-type="float">
            <text:p>3664.77</text:p>
          </table:table-cell>
          <table:table-cell office:value-type="float" office:value="5469.31" calcext:value-type="float">
            <text:p>5469.31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461.83" calcext:value-type="float">
            <text:p>19461.83</text:p>
          </table:table-cell>
          <table:table-cell office:value-type="float" office:value="2433.7" calcext:value-type="float">
            <text:p>2433.7</text:p>
          </table:table-cell>
          <table:table-cell office:value-type="float" office:value="17028.13" calcext:value-type="float">
            <text:p>17028.13</text:p>
          </table:table-cell>
          <table:table-cell office:value-type="float" office:value="517.71" calcext:value-type="float">
            <text:p>517.71</text:p>
          </table:table-cell>
          <table:table-cell office:value-type="float" office:value="9684.5" calcext:value-type="float">
            <text:p>9684.5</text:p>
          </table:table-cell>
          <table:table-cell office:value-type="float" office:value="7696.47" calcext:value-type="float">
            <text:p>7696.47</text:p>
          </table:table-cell>
          <table:table-cell office:value-type="float" office:value="1988.03" calcext:value-type="float">
            <text:p>1988.03</text:p>
          </table:table-cell>
          <table:table-cell office:value-type="float" office:value="518.65" calcext:value-type="float">
            <text:p>518.65</text:p>
          </table:table-cell>
          <table:table-cell office:value-type="float" office:value="9689.75" calcext:value-type="float">
            <text:p>9689.75</text:p>
          </table:table-cell>
          <table:table-cell office:value-type="float" office:value="7705.95" calcext:value-type="float">
            <text:p>7705.95</text:p>
          </table:table-cell>
          <table:table-cell office:value-type="float" office:value="1983.8" calcext:value-type="float">
            <text:p>1983.8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heft_test</text:p>
          </table:table-cell>
          <table:table-cell office:value-type="float" office:value="194.41" calcext:value-type="float">
            <text:p>194.41</text:p>
          </table:table-cell>
          <table:table-cell office:value-type="float" office:value="14435.44" calcext:value-type="float">
            <text:p>14435.44</text:p>
          </table:table-cell>
          <table:table-cell office:value-type="float" office:value="1945.74" calcext:value-type="float">
            <text:p>1945.74</text:p>
          </table:table-cell>
          <table:table-cell office:value-type="float" office:value="12489.7" calcext:value-type="float">
            <text:p>12489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987.49</text:p>
          </table:table-cell>
          <table:table-cell office:value-type="float" office:value="2110.11" calcext:value-type="float">
            <text:p>2110.11</text:p>
          </table:table-cell>
          <table:table-cell office:value-type="float" office:value="17877.38" calcext:value-type="float">
            <text:p>17877.38</text:p>
          </table:table-cell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023.5</text:p>
          </table:table-cell>
          <table:table-cell office:value-type="float" office:value="3640.22" calcext:value-type="float">
            <text:p>3640.22</text:p>
          </table:table-cell>
          <table:table-cell office:value-type="float" office:value="6383.29" calcext:value-type="float">
            <text:p>6383.29</text:p>
          </table:table-cell>
          <table:table-cell office:value-type="float" office:value="307.55" calcext:value-type="float">
            <text:p>307.55</text:p>
          </table:table-cell>
          <table:table-cell office:value-type="float" office:value="10004.67" calcext:value-type="float">
            <text:p>10004.67</text:p>
          </table:table-cell>
          <table:table-cell office:value-type="float" office:value="3640.22" calcext:value-type="float">
            <text:p>3640.22</text:p>
          </table:table-cell>
          <table:table-cell office:value-type="float" office:value="6364.45" calcext:value-type="float">
            <text:p>6364.45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green_energy</text:p>
          </table:table-cell>
          <table:table-cell office:value-type="float" office:value="194.41" calcext:value-type="float">
            <text:p>194.41</text:p>
          </table:table-cell>
          <table:table-cell office:value-type="float" office:value="20027.76" calcext:value-type="float">
            <text:p>20027.76</text:p>
          </table:table-cell>
          <table:table-cell office:value-type="float" office:value="2277.23" calcext:value-type="float">
            <text:p>2277.23</text:p>
          </table:table-cell>
          <table:table-cell office:value-type="float" office:value="17750.53" calcext:value-type="float">
            <text:p>17750.53</text:p>
          </table:table-cell>
          <table:table-cell office:value-type="float" office:value="550" calcext:value-type="float">
            <text:p>550</text:p>
          </table:table-cell>
          <table:table-cell office:value-type="float" office:value="9722.69" calcext:value-type="float">
            <text:p>9722.69</text:p>
          </table:table-cell>
          <table:table-cell office:value-type="float" office:value="7975.56" calcext:value-type="float">
            <text:p>7975.56</text:p>
          </table:table-cell>
          <table:table-cell office:value-type="float" office:value="1747.14" calcext:value-type="float">
            <text:p>1747.14</text:p>
          </table:table-cell>
          <table:table-cell office:value-type="float" office:value="551.49" calcext:value-type="float">
            <text:p>551.49</text:p>
          </table:table-cell>
          <table:table-cell office:value-type="float" office:value="9722.87" calcext:value-type="float">
            <text:p>9722.87</text:p>
          </table:table-cell>
          <table:table-cell office:value-type="float" office:value="7976.18" calcext:value-type="float">
            <text:p>7976.18</text:p>
          </table:table-cell>
          <table:table-cell office:value-type="float" office:value="1746.69" calcext:value-type="float">
            <text:p>1746.69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heft_test</text:p>
          </table:table-cell>
          <table:table-cell office:value-type="float" office:value="192.35" calcext:value-type="float">
            <text:p>192.35</text:p>
          </table:table-cell>
          <table:table-cell office:value-type="float" office:value="14251.36" calcext:value-type="float">
            <text:p>14251.36</text:p>
          </table:table-cell>
          <table:table-cell office:value-type="float" office:value="2086.26" calcext:value-type="float">
            <text:p>2086.26</text:p>
          </table:table-cell>
          <table:table-cell office:value-type="float" office:value="12165.1" calcext:value-type="float">
            <text:p>12165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3.11" calcext:value-type="float">
            <text:p>193.11</text:p>
          </table:table-cell>
          <table:table-cell office:value-type="float" office:value="19516.23" calcext:value-type="float">
            <text:p>19516.23</text:p>
          </table:table-cell>
          <table:table-cell office:value-type="float" office:value="2220" calcext:value-type="float">
            <text:p>2220</text:p>
          </table:table-cell>
          <table:table-cell office:value-type="float" office:value="17296.22" calcext:value-type="float">
            <text:p>17296.22</text:p>
          </table:table-cell>
          <table:table-cell office:value-type="float" office:value="322.94" calcext:value-type="float">
            <text:p>322.94</text:p>
          </table:table-cell>
          <table:table-cell office:value-type="float" office:value="9725.14" calcext:value-type="float">
            <text:p>9725.14</text:p>
          </table:table-cell>
          <table:table-cell office:value-type="float" office:value="3430.46" calcext:value-type="float">
            <text:p>3430.46</text:p>
          </table:table-cell>
          <table:table-cell office:value-type="float" office:value="6294.68" calcext:value-type="float">
            <text:p>6294.68</text:p>
          </table:table-cell>
          <table:table-cell office:value-type="float" office:value="323.66" calcext:value-type="float">
            <text:p>323.66</text:p>
          </table:table-cell>
          <table:table-cell office:value-type="float" office:value="9718.91" calcext:value-type="float">
            <text:p>9718.91</text:p>
          </table:table-cell>
          <table:table-cell office:value-type="float" office:value="3428.45" calcext:value-type="float">
            <text:p>3428.45</text:p>
          </table:table-cell>
          <table:table-cell office:value-type="float" office:value="6290.46" calcext:value-type="float">
            <text:p>6290.46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3.47" calcext:value-type="float">
            <text:p>193.47</text:p>
          </table:table-cell>
          <table:table-cell office:value-type="float" office:value="19244.51" calcext:value-type="float">
            <text:p>19244.51</text:p>
          </table:table-cell>
          <table:table-cell office:value-type="float" office:value="2198.89" calcext:value-type="float">
            <text:p>2198.89</text:p>
          </table:table-cell>
          <table:table-cell office:value-type="float" office:value="17045.62" calcext:value-type="float">
            <text:p>17045.62</text:p>
          </table:table-cell>
          <table:table-cell office:value-type="float" office:value="612.46" calcext:value-type="float">
            <text:p>612.46</text:p>
          </table:table-cell>
          <table:table-cell office:value-type="float" office:value="10268.48" calcext:value-type="float">
            <text:p>10268.48</text:p>
          </table:table-cell>
          <table:table-cell office:value-type="float" office:value="8847.75" calcext:value-type="float">
            <text:p>8847.75</text:p>
          </table:table-cell>
          <table:table-cell office:value-type="float" office:value="1420.73" calcext:value-type="float">
            <text:p>1420.73</text:p>
          </table:table-cell>
          <table:table-cell office:value-type="float" office:value="613.83" calcext:value-type="float">
            <text:p>613.83</text:p>
          </table:table-cell>
          <table:table-cell office:value-type="float" office:value="10269.23" calcext:value-type="float">
            <text:p>10269.23</text:p>
          </table:table-cell>
          <table:table-cell office:value-type="float" office:value="8850.77" calcext:value-type="float">
            <text:p>8850.77</text:p>
          </table:table-cell>
          <table:table-cell office:value-type="float" office:value="1418.47" calcext:value-type="float">
            <text:p>1418.47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heft_test</text:p>
          </table:table-cell>
          <table:table-cell office:value-type="float" office:value="195.73" calcext:value-type="float">
            <text:p>195.73</text:p>
          </table:table-cell>
          <table:table-cell office:value-type="float" office:value="14456.39" calcext:value-type="float">
            <text:p>14456.39</text:p>
          </table:table-cell>
          <table:table-cell office:value-type="float" office:value="1942.62" calcext:value-type="float">
            <text:p>1942.62</text:p>
          </table:table-cell>
          <table:table-cell office:value-type="float" office:value="12513.77" calcext:value-type="float">
            <text:p>12513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15" calcext:value-type="float">
            <text:p>195.15</text:p>
          </table:table-cell>
          <table:table-cell office:value-type="float" office:value="19751.26" calcext:value-type="float">
            <text:p>19751.26</text:p>
          </table:table-cell>
          <table:table-cell office:value-type="float" office:value="2148.38" calcext:value-type="float">
            <text:p>2148.38</text:p>
          </table:table-cell>
          <table:table-cell office:value-type="float" office:value="17602.88" calcext:value-type="float">
            <text:p>17602.88</text:p>
          </table:table-cell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679.12</text:p>
          </table:table-cell>
          <table:table-cell office:value-type="float" office:value="3652.5" calcext:value-type="float">
            <text:p>3652.5</text:p>
          </table:table-cell>
          <table:table-cell office:value-type="float" office:value="5026.62" calcext:value-type="float">
            <text:p>5026.62</text:p>
          </table:table-cell>
          <table:table-cell office:value-type="float" office:value="341.91" calcext:value-type="float">
            <text:p>341.91</text:p>
          </table:table-cell>
          <table:table-cell office:value-type="float" office:value="8670.94" calcext:value-type="float">
            <text:p>8670.94</text:p>
          </table:table-cell>
          <table:table-cell office:value-type="float" office:value="3660.89" calcext:value-type="float">
            <text:p>3660.89</text:p>
          </table:table-cell>
          <table:table-cell office:value-type="float" office:value="5010.04" calcext:value-type="float">
            <text:p>5010.04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green_energy</text:p>
          </table:table-cell>
          <table:table-cell office:value-type="float" office:value="194.48" calcext:value-type="float">
            <text:p>194.48</text:p>
          </table:table-cell>
          <table:table-cell office:value-type="float" office:value="20122.02" calcext:value-type="float">
            <text:p>20122.02</text:p>
          </table:table-cell>
          <table:table-cell office:value-type="float" office:value="2263.22" calcext:value-type="float">
            <text:p>2263.22</text:p>
          </table:table-cell>
          <table:table-cell office:value-type="float" office:value="17858.8" calcext:value-type="float">
            <text:p>17858.8</text:p>
          </table:table-cell>
          <table:table-cell office:value-type="float" office:value="604.63" calcext:value-type="float">
            <text:p>604.63</text:p>
          </table:table-cell>
          <table:table-cell office:value-type="float" office:value="10164.89" calcext:value-type="float">
            <text:p>10164.89</text:p>
          </table:table-cell>
          <table:table-cell office:value-type="float" office:value="8743.42" calcext:value-type="float">
            <text:p>8743.42</text:p>
          </table:table-cell>
          <table:table-cell office:value-type="float" office:value="1421.47" calcext:value-type="float">
            <text:p>1421.47</text:p>
          </table:table-cell>
          <table:table-cell office:value-type="float" office:value="605.92" calcext:value-type="float">
            <text:p>605.92</text:p>
          </table:table-cell>
          <table:table-cell office:value-type="float" office:value="10183" calcext:value-type="float">
            <text:p>10183</text:p>
          </table:table-cell>
          <table:table-cell office:value-type="float" office:value="8765.72" calcext:value-type="float">
            <text:p>8765.72</text:p>
          </table:table-cell>
          <table:table-cell office:value-type="float" office:value="1417.29" calcext:value-type="float">
            <text:p>1417.29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heft_test</text:p>
          </table:table-cell>
          <table:table-cell office:value-type="float" office:value="196.29" calcext:value-type="float">
            <text:p>196.29</text:p>
          </table:table-cell>
          <table:table-cell office:value-type="float" office:value="14486.4" calcext:value-type="float">
            <text:p>14486.4</text:p>
          </table:table-cell>
          <table:table-cell office:value-type="float" office:value="1945.98" calcext:value-type="float">
            <text:p>1945.98</text:p>
          </table:table-cell>
          <table:table-cell office:value-type="float" office:value="12540.42" calcext:value-type="float">
            <text:p>12540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648.04</text:p>
          </table:table-cell>
          <table:table-cell office:value-type="float" office:value="2238.3" calcext:value-type="float">
            <text:p>2238.3</text:p>
          </table:table-cell>
          <table:table-cell office:value-type="float" office:value="17409.73" calcext:value-type="float">
            <text:p>17409.73</text:p>
          </table:table-cell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714.75</text:p>
          </table:table-cell>
          <table:table-cell office:value-type="float" office:value="3618.73" calcext:value-type="float">
            <text:p>3618.73</text:p>
          </table:table-cell>
          <table:table-cell office:value-type="float" office:value="5096.03" calcext:value-type="float">
            <text:p>5096.03</text:p>
          </table:table-cell>
          <table:table-cell office:value-type="float" office:value="337.84" calcext:value-type="float">
            <text:p>337.84</text:p>
          </table:table-cell>
          <table:table-cell office:value-type="float" office:value="8708.07" calcext:value-type="float">
            <text:p>8708.07</text:p>
          </table:table-cell>
          <table:table-cell office:value-type="float" office:value="3600" calcext:value-type="float">
            <text:p>3600</text:p>
          </table:table-cell>
          <table:table-cell office:value-type="float" office:value="5108.06" calcext:value-type="float">
            <text:p>5108.06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green_energy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461.83" calcext:value-type="float">
            <text:p>19461.83</text:p>
          </table:table-cell>
          <table:table-cell office:value-type="float" office:value="2433.7" calcext:value-type="float">
            <text:p>2433.7</text:p>
          </table:table-cell>
          <table:table-cell office:value-type="float" office:value="17028.13" calcext:value-type="float">
            <text:p>17028.13</text:p>
          </table:table-cell>
          <table:table-cell office:value-type="float" office:value="517.71" calcext:value-type="float">
            <text:p>517.71</text:p>
          </table:table-cell>
          <table:table-cell office:value-type="float" office:value="9684.5" calcext:value-type="float">
            <text:p>9684.5</text:p>
          </table:table-cell>
          <table:table-cell office:value-type="float" office:value="7696.47" calcext:value-type="float">
            <text:p>7696.47</text:p>
          </table:table-cell>
          <table:table-cell office:value-type="float" office:value="1988.03" calcext:value-type="float">
            <text:p>1988.03</text:p>
          </table:table-cell>
          <table:table-cell office:value-type="float" office:value="518.65" calcext:value-type="float">
            <text:p>518.65</text:p>
          </table:table-cell>
          <table:table-cell office:value-type="float" office:value="9689.75" calcext:value-type="float">
            <text:p>9689.75</text:p>
          </table:table-cell>
          <table:table-cell office:value-type="float" office:value="7705.95" calcext:value-type="float">
            <text:p>7705.95</text:p>
          </table:table-cell>
          <table:table-cell office:value-type="float" office:value="1983.8" calcext:value-type="float">
            <text:p>1983.8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heft_test</text:p>
          </table:table-cell>
          <table:table-cell office:value-type="float" office:value="193.9" calcext:value-type="float">
            <text:p>193.9</text:p>
          </table:table-cell>
          <table:table-cell office:value-type="float" office:value="14361.29" calcext:value-type="float">
            <text:p>14361.29</text:p>
          </table:table-cell>
          <table:table-cell office:value-type="float" office:value="1977.01" calcext:value-type="float">
            <text:p>1977.01</text:p>
          </table:table-cell>
          <table:table-cell office:value-type="float" office:value="12384.29" calcext:value-type="float">
            <text:p>12384.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6.03" calcext:value-type="float">
            <text:p>196.03</text:p>
          </table:table-cell>
          <table:table-cell office:value-type="float" office:value="19284.19" calcext:value-type="float">
            <text:p>19284.19</text:p>
          </table:table-cell>
          <table:table-cell office:value-type="float" office:value="2261.25" calcext:value-type="float">
            <text:p>2261.25</text:p>
          </table:table-cell>
          <table:table-cell office:value-type="float" office:value="17022.94" calcext:value-type="float">
            <text:p>17022.94</text:p>
          </table:table-cell>
          <table:table-cell office:value-type="float" office:value="330.48" calcext:value-type="float">
            <text:p>330.48</text:p>
          </table:table-cell>
          <table:table-cell office:value-type="float" office:value="9003.95" calcext:value-type="float">
            <text:p>9003.95</text:p>
          </table:table-cell>
          <table:table-cell office:value-type="float" office:value="3607.1" calcext:value-type="float">
            <text:p>3607.1</text:p>
          </table:table-cell>
          <table:table-cell office:value-type="float" office:value="5396.84" calcext:value-type="float">
            <text:p>5396.84</text:p>
          </table:table-cell>
          <table:table-cell office:value-type="float" office:value="330.89" calcext:value-type="float">
            <text:p>330.89</text:p>
          </table:table-cell>
          <table:table-cell office:value-type="float" office:value="8996.66" calcext:value-type="float">
            <text:p>8996.66</text:p>
          </table:table-cell>
          <table:table-cell office:value-type="float" office:value="3599.75" calcext:value-type="float">
            <text:p>3599.75</text:p>
          </table:table-cell>
          <table:table-cell office:value-type="float" office:value="5396.91" calcext:value-type="float">
            <text:p>5396.91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green_energy</text:p>
          </table:table-cell>
          <table:table-cell office:value-type="float" office:value="194.43" calcext:value-type="float">
            <text:p>194.43</text:p>
          </table:table-cell>
          <table:table-cell office:value-type="float" office:value="20294.99" calcext:value-type="float">
            <text:p>20294.99</text:p>
          </table:table-cell>
          <table:table-cell office:value-type="float" office:value="2520.64" calcext:value-type="float">
            <text:p>2520.64</text:p>
          </table:table-cell>
          <table:table-cell office:value-type="float" office:value="17774.35" calcext:value-type="float">
            <text:p>17774.35</text:p>
          </table:table-cell>
          <table:table-cell office:value-type="float" office:value="542.79" calcext:value-type="float">
            <text:p>542.79</text:p>
          </table:table-cell>
          <table:table-cell office:value-type="float" office:value="9889.85" calcext:value-type="float">
            <text:p>9889.85</text:p>
          </table:table-cell>
          <table:table-cell office:value-type="float" office:value="8050.73" calcext:value-type="float">
            <text:p>8050.73</text:p>
          </table:table-cell>
          <table:table-cell office:value-type="float" office:value="1839.13" calcext:value-type="float">
            <text:p>1839.13</text:p>
          </table:table-cell>
          <table:table-cell office:value-type="float" office:value="542.98" calcext:value-type="float">
            <text:p>542.98</text:p>
          </table:table-cell>
          <table:table-cell office:value-type="float" office:value="9889.86" calcext:value-type="float">
            <text:p>9889.86</text:p>
          </table:table-cell>
          <table:table-cell office:value-type="float" office:value="8058.12" calcext:value-type="float">
            <text:p>8058.12</text:p>
          </table:table-cell>
          <table:table-cell office:value-type="float" office:value="1831.75" calcext:value-type="float">
            <text:p>1831.75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heft_test</text:p>
          </table:table-cell>
          <table:table-cell office:value-type="float" office:value="192.88" calcext:value-type="float">
            <text:p>192.88</text:p>
          </table:table-cell>
          <table:table-cell office:value-type="float" office:value="13230.43" calcext:value-type="float">
            <text:p>13230.43</text:p>
          </table:table-cell>
          <table:table-cell office:value-type="float" office:value="2806.48" calcext:value-type="float">
            <text:p>2806.48</text:p>
          </table:table-cell>
          <table:table-cell office:value-type="float" office:value="10423.95" calcext:value-type="float">
            <text:p>10423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0.15" calcext:value-type="float">
            <text:p>190.15</text:p>
          </table:table-cell>
          <table:table-cell office:value-type="float" office:value="18653.68" calcext:value-type="float">
            <text:p>18653.68</text:p>
          </table:table-cell>
          <table:table-cell office:value-type="float" office:value="3027.38" calcext:value-type="float">
            <text:p>3027.38</text:p>
          </table:table-cell>
          <table:table-cell office:value-type="float" office:value="15626.3" calcext:value-type="float">
            <text:p>15626.3</text:p>
          </table:table-cell>
          <table:table-cell office:value-type="float" office:value="306.41" calcext:value-type="float">
            <text:p>306.41</text:p>
          </table:table-cell>
          <table:table-cell office:value-type="float" office:value="9176.07" calcext:value-type="float">
            <text:p>9176.07</text:p>
          </table:table-cell>
          <table:table-cell office:value-type="float" office:value="3594.48" calcext:value-type="float">
            <text:p>3594.48</text:p>
          </table:table-cell>
          <table:table-cell office:value-type="float" office:value="5581.59" calcext:value-type="float">
            <text:p>5581.59</text:p>
          </table:table-cell>
          <table:table-cell office:value-type="float" office:value="306.6" calcext:value-type="float">
            <text:p>306.6</text:p>
          </table:table-cell>
          <table:table-cell office:value-type="float" office:value="9172.22" calcext:value-type="float">
            <text:p>9172.22</text:p>
          </table:table-cell>
          <table:table-cell office:value-type="float" office:value="3607.16" calcext:value-type="float">
            <text:p>3607.16</text:p>
          </table:table-cell>
          <table:table-cell office:value-type="float" office:value="5565.06" calcext:value-type="float">
            <text:p>5565.06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green_energy</text:p>
          </table:table-cell>
          <table:table-cell office:value-type="float" office:value="193.89" calcext:value-type="float">
            <text:p>193.89</text:p>
          </table:table-cell>
          <table:table-cell office:value-type="float" office:value="18828.88" calcext:value-type="float">
            <text:p>18828.88</text:p>
          </table:table-cell>
          <table:table-cell office:value-type="float" office:value="3558.87" calcext:value-type="float">
            <text:p>3558.87</text:p>
          </table:table-cell>
          <table:table-cell office:value-type="float" office:value="15270.01" calcext:value-type="float">
            <text:p>15270.01</text:p>
          </table:table-cell>
          <table:table-cell office:value-type="float" office:value="473.6" calcext:value-type="float">
            <text:p>473.6</text:p>
          </table:table-cell>
          <table:table-cell office:value-type="float" office:value="8960.61" calcext:value-type="float">
            <text:p>8960.61</text:p>
          </table:table-cell>
          <table:table-cell office:value-type="float" office:value="6308.15" calcext:value-type="float">
            <text:p>6308.15</text:p>
          </table:table-cell>
          <table:table-cell office:value-type="float" office:value="2652.46" calcext:value-type="float">
            <text:p>2652.46</text:p>
          </table:table-cell>
          <table:table-cell office:value-type="float" office:value="473.61" calcext:value-type="float">
            <text:p>473.61</text:p>
          </table:table-cell>
          <table:table-cell office:value-type="float" office:value="8960.62" calcext:value-type="float">
            <text:p>8960.62</text:p>
          </table:table-cell>
          <table:table-cell office:value-type="float" office:value="6316.81" calcext:value-type="float">
            <text:p>6316.81</text:p>
          </table:table-cell>
          <table:table-cell office:value-type="float" office:value="2643.81" calcext:value-type="float">
            <text:p>2643.81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heft_test</text:p>
          </table:table-cell>
          <table:table-cell office:value-type="float" office:value="176.24" calcext:value-type="float">
            <text:p>176.24</text:p>
          </table:table-cell>
          <table:table-cell office:value-type="float" office:value="14492.8" calcext:value-type="float">
            <text:p>14492.8</text:p>
          </table:table-cell>
          <table:table-cell office:value-type="float" office:value="3189.16" calcext:value-type="float">
            <text:p>3189.16</text:p>
          </table:table-cell>
          <table:table-cell office:value-type="float" office:value="11303.64" calcext:value-type="float">
            <text:p>11303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160.82</text:p>
          </table:table-cell>
          <table:table-cell office:value-type="float" office:value="3549.04" calcext:value-type="float">
            <text:p>3549.04</text:p>
          </table:table-cell>
          <table:table-cell office:value-type="float" office:value="16611.78" calcext:value-type="float">
            <text:p>16611.78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730.69</text:p>
          </table:table-cell>
          <table:table-cell office:value-type="float" office:value="4574.28" calcext:value-type="float">
            <text:p>4574.28</text:p>
          </table:table-cell>
          <table:table-cell office:value-type="float" office:value="5156.41" calcext:value-type="float">
            <text:p>5156.41</text:p>
          </table:table-cell>
          <table:table-cell office:value-type="float" office:value="300.97" calcext:value-type="float">
            <text:p>300.97</text:p>
          </table:table-cell>
          <table:table-cell office:value-type="float" office:value="9726.69" calcext:value-type="float">
            <text:p>9726.69</text:p>
          </table:table-cell>
          <table:table-cell office:value-type="float" office:value="4582.94" calcext:value-type="float">
            <text:p>4582.94</text:p>
          </table:table-cell>
          <table:table-cell office:value-type="float" office:value="5143.75" calcext:value-type="float">
            <text:p>5143.75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green_energy</text:p>
          </table:table-cell>
          <table:table-cell office:value-type="float" office:value="176.12" calcext:value-type="float">
            <text:p>176.12</text:p>
          </table:table-cell>
          <table:table-cell office:value-type="float" office:value="20212.95" calcext:value-type="float">
            <text:p>20212.95</text:p>
          </table:table-cell>
          <table:table-cell office:value-type="float" office:value="3626.82" calcext:value-type="float">
            <text:p>3626.82</text:p>
          </table:table-cell>
          <table:table-cell office:value-type="float" office:value="16586.12" calcext:value-type="float">
            <text:p>16586.12</text:p>
          </table:table-cell>
          <table:table-cell office:value-type="float" office:value="516.86" calcext:value-type="float">
            <text:p>516.86</text:p>
          </table:table-cell>
          <table:table-cell office:value-type="float" office:value="9585.05" calcext:value-type="float">
            <text:p>9585.05</text:p>
          </table:table-cell>
          <table:table-cell office:value-type="float" office:value="6706.17" calcext:value-type="float">
            <text:p>6706.17</text:p>
          </table:table-cell>
          <table:table-cell office:value-type="float" office:value="2878.88" calcext:value-type="float">
            <text:p>2878.88</text:p>
          </table:table-cell>
          <table:table-cell office:value-type="float" office:value="524.2" calcext:value-type="float">
            <text:p>524.2</text:p>
          </table:table-cell>
          <table:table-cell office:value-type="float" office:value="9583.97" calcext:value-type="float">
            <text:p>9583.97</text:p>
          </table:table-cell>
          <table:table-cell office:value-type="float" office:value="6708.45" calcext:value-type="float">
            <text:p>6708.45</text:p>
          </table:table-cell>
          <table:table-cell office:value-type="float" office:value="2875.52" calcext:value-type="float">
            <text:p>2875.52</text:p>
          </table:table-cell>
        </table:table-row>
      </table:table>
      <table:named-expressions/>
      <table:database-ranges>
        <table:database-range table:name="__Anonymous_Sheet_DB__0" table:target-range-address="experiment_2_4.A1:experiment_2_4.N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4T15:05:35.790760964</dc:date>
    <meta:editing-duration>PT11S</meta:editing-duration>
    <meta:editing-cycles>1</meta:editing-cycles>
    <meta:document-statistic meta:table-count="1" meta:cell-count="354" meta:object-count="0"/>
    <meta:generator>LibreOffice/7.3.7.2$Linux_X86_64 LibreOffice_project/30$Build-2</meta:generator>
  </office:meta>
</office:document-meta>
</file>